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fo:line-height="150%"/>
      <style:text-properties style:font-name="Times New Roman" fo:font-size="12pt" style:font-size-asian="12pt" style:font-size-complex="12pt"/>
    </style:style>
    <style:style style:name="P2" style:parent-style-name="Titre2" style:family="paragraph">
      <style:paragraph-properties fo:line-height="150%"/>
      <style:text-properties style:font-name="Times New Roman" fo:font-size="12pt" style:font-size-asian="12pt" style:font-size-complex="12pt"/>
    </style:style>
    <style:style style:name="P3" style:parent-style-name="Textbody" style:family="paragraph">
      <style:paragraph-properties fo:line-height="150%"/>
    </style:style>
    <style:style style:name="T4" style:parent-style-name="Policepardéfaut" style:family="text">
      <style:text-properties style:font-name="Times New Roman"/>
    </style:style>
    <style:style style:name="T5" style:parent-style-name="Policepardéfaut" style:family="text">
      <style:text-properties style:font-name="Times New Roman"/>
    </style:style>
    <style:style style:name="T6" style:parent-style-name="Policepardéfaut" style:family="text">
      <style:text-properties style:font-name="Times New Roman"/>
    </style:style>
    <style:style style:name="T7" style:parent-style-name="Policepardéfaut" style:family="text">
      <style:text-properties style:font-name="Times New Roman"/>
    </style:style>
    <style:style style:name="T8" style:parent-style-name="Policepardéfaut" style:family="text">
      <style:text-properties style:font-name="Times New Roman"/>
    </style:style>
    <style:style style:name="T9" style:parent-style-name="Policepardéfaut" style:family="text">
      <style:text-properties style:font-name="Times New Roman"/>
    </style:style>
    <style:style style:name="T10" style:parent-style-name="Policepardéfaut" style:family="text">
      <style:text-properties style:font-name="Times New Roman"/>
    </style:style>
    <style:style style:name="T11" style:parent-style-name="Policepardéfaut" style:family="text">
      <style:text-properties style:font-name="Times New Roman"/>
    </style:style>
    <style:style style:name="T12" style:parent-style-name="Policepardéfaut" style:family="text">
      <style:text-properties style:font-name="Times New Roman"/>
    </style:style>
    <style:style style:name="T13" style:parent-style-name="Policepardéfaut" style:family="text">
      <style:text-properties style:font-name="Times New Roman"/>
    </style:style>
    <style:style style:name="T14" style:parent-style-name="Policepardéfaut" style:family="text">
      <style:text-properties style:font-name="Times New Roman"/>
    </style:style>
    <style:style style:name="T15" style:parent-style-name="Policepardéfaut" style:family="text">
      <style:text-properties style:font-name="Times New Roman"/>
    </style:style>
    <style:style style:name="T16" style:parent-style-name="Policepardéfaut" style:family="text">
      <style:text-properties style:font-name="Times New Roman"/>
    </style:style>
    <style:style style:name="T17" style:parent-style-name="Policepardéfaut" style:family="text">
      <style:text-properties style:font-name="Times New Roman"/>
    </style:style>
    <style:style style:name="T18" style:parent-style-name="Policepardéfaut" style:family="text">
      <style:text-properties style:font-name="Times New Roman"/>
    </style:style>
    <style:style style:name="T19" style:parent-style-name="Marquedecommentaire" style:family="text">
      <style:text-properties style:font-name-complex="Mangal"/>
    </style:style>
    <style:style style:name="T20" style:parent-style-name="Policepardéfaut" style:family="text">
      <style:text-properties style:font-name="Times New Roman"/>
    </style:style>
    <style:style style:name="T21" style:parent-style-name="Policepardéfaut" style:family="text">
      <style:text-properties style:font-name="Times New Roman"/>
    </style:style>
    <style:style style:name="T22" style:parent-style-name="Policepardéfaut" style:family="text">
      <style:text-properties style:font-name="Times New Roman"/>
    </style:style>
    <style:style style:name="T23" style:parent-style-name="Policepardéfaut" style:family="text">
      <style:text-properties style:font-name="Times New Roman"/>
    </style:style>
    <style:style style:name="T24" style:parent-style-name="Policepardéfaut" style:family="text">
      <style:text-properties style:font-name="Times New Roman"/>
    </style:style>
    <style:style style:name="T25" style:parent-style-name="Policepardéfaut" style:family="text">
      <style:text-properties style:font-name="Times New Roman"/>
    </style:style>
    <style:style style:name="T26" style:parent-style-name="Policepardéfaut" style:family="text">
      <style:text-properties style:font-name="Times New Roman"/>
    </style:style>
    <style:style style:name="T27" style:parent-style-name="Policepardéfaut" style:family="text">
      <style:text-properties style:font-name="Times New Roman"/>
    </style:style>
    <style:style style:name="T28" style:parent-style-name="Policepardéfaut" style:family="text">
      <style:text-properties style:font-name="Times New Roman"/>
    </style:style>
    <style:style style:name="T29" style:parent-style-name="Policepardéfaut" style:family="text">
      <style:text-properties style:font-name="Times New Roman"/>
    </style:style>
    <style:style style:name="T30" style:parent-style-name="Policepardéfaut" style:family="text">
      <style:text-properties style:font-name="Times New Roman"/>
    </style:style>
    <style:style style:name="T31" style:parent-style-name="Policepardéfaut" style:family="text">
      <style:text-properties style:font-name="Times New Roman"/>
    </style:style>
    <style:style style:name="T32" style:parent-style-name="Policepardéfaut" style:family="text">
      <style:text-properties style:font-name="Times New Roman"/>
    </style:style>
    <style:style style:name="T33" style:parent-style-name="Policepardéfaut" style:family="text">
      <style:text-properties style:font-name="Times New Roman"/>
    </style:style>
    <style:style style:name="T34" style:parent-style-name="Policepardéfaut" style:family="text">
      <style:text-properties style:font-name="Times New Roman"/>
    </style:style>
    <style:style style:name="T35" style:parent-style-name="Marquedecommentaire" style:family="text">
      <style:text-properties style:font-name-complex="Mangal"/>
    </style:style>
    <style:style style:name="P36" style:parent-style-name="Textbody" style:family="paragraph">
      <style:paragraph-properties fo:line-height="150%"/>
    </style:style>
    <style:style style:name="T37" style:parent-style-name="Policepardéfaut" style:family="text">
      <style:text-properties style:font-name="Times New Roman"/>
    </style:style>
    <style:style style:name="T38" style:parent-style-name="Marquedecommentaire" style:family="text">
      <style:text-properties style:font-name-complex="Mangal"/>
    </style:style>
    <style:style style:name="P39" style:parent-style-name="Titre2" style:family="paragraph">
      <style:paragraph-properties fo:line-height="150%"/>
    </style:style>
    <style:style style:name="T40" style:parent-style-name="Policepardéfaut" style:family="text">
      <style:text-properties style:font-name="Times New Roman" fo:font-size="12pt" style:font-size-asian="12pt" style:font-size-complex="12pt"/>
    </style:style>
    <style:style style:name="T41" style:parent-style-name="Policepardéfaut" style:family="text">
      <style:text-properties style:font-name="Times New Roman" fo:font-size="12pt" style:font-size-asian="12pt" style:font-size-complex="12pt"/>
    </style:style>
    <style:style style:name="T42" style:parent-style-name="Marquedecommentaire" style:family="text">
      <style:text-properties style:font-name-complex="Mangal" fo:font-weight="normal" style:font-weight-asian="normal" style:font-weight-complex="normal"/>
    </style:style>
    <style:style style:name="P43" style:parent-style-name="Titre3" style:family="paragraph">
      <style:paragraph-properties fo:line-height="150%"/>
      <style:text-properties style:font-name="Times New Roman" fo:font-size="12pt" style:font-size-asian="12pt" style:font-size-complex="12pt"/>
    </style:style>
    <style:style style:name="P44" style:parent-style-name="Textbody" style:family="paragraph">
      <style:paragraph-properties fo:line-height="150%"/>
    </style:style>
    <style:style style:name="T45" style:parent-style-name="Policepardéfaut" style:family="text">
      <style:text-properties style:font-name="Times New Roman"/>
    </style:style>
    <style:style style:name="T46" style:parent-style-name="Policepardéfaut" style:family="text">
      <style:text-properties style:font-name="Times New Roman"/>
    </style:style>
    <style:style style:name="T47" style:parent-style-name="Policepardéfaut" style:family="text">
      <style:text-properties style:font-name="Times New Roman"/>
    </style:style>
    <style:style style:name="T48" style:parent-style-name="Policepardéfaut" style:family="text">
      <style:text-properties style:font-name="Times New Roman"/>
    </style:style>
    <style:style style:name="T49" style:parent-style-name="Policepardéfaut" style:family="text">
      <style:text-properties style:font-name="Times New Roman"/>
    </style:style>
    <style:style style:name="T50" style:parent-style-name="Policepardéfaut" style:family="text">
      <style:text-properties style:font-name="Times New Roman"/>
    </style:style>
    <style:style style:name="T51" style:parent-style-name="Policepardéfaut" style:family="text">
      <style:text-properties style:font-name="Times New Roman"/>
    </style:style>
    <style:style style:name="T52" style:parent-style-name="Policepardéfaut" style:family="text">
      <style:text-properties style:font-name="Times New Roman"/>
    </style:style>
    <style:style style:name="T53" style:parent-style-name="Policepardéfaut" style:family="text">
      <style:text-properties style:font-name="Times New Roman"/>
    </style:style>
    <style:style style:name="T54" style:parent-style-name="Policepardéfaut" style:family="text">
      <style:text-properties style:font-name="Times New Roman"/>
    </style:style>
    <style:style style:name="T55" style:parent-style-name="Policepardéfaut" style:family="text">
      <style:text-properties style:font-name="Times New Roman"/>
    </style:style>
    <style:style style:name="T56" style:parent-style-name="Policepardéfaut" style:family="text">
      <style:text-properties style:font-name="Times New Roman"/>
    </style:style>
    <style:style style:name="T57" style:parent-style-name="Policepardéfaut" style:family="text">
      <style:text-properties style:font-name="Times New Roman"/>
    </style:style>
    <style:style style:name="T58" style:parent-style-name="Policepardéfaut" style:family="text">
      <style:text-properties style:font-name="Times New Roman"/>
    </style:style>
    <style:style style:name="T59" style:parent-style-name="Policepardéfaut" style:family="text">
      <style:text-properties style:font-name="Times New Roman"/>
    </style:style>
    <style:style style:name="T60" style:parent-style-name="Policepardéfaut" style:family="text">
      <style:text-properties style:font-name="Times New Roman"/>
    </style:style>
    <style:style style:name="T61" style:parent-style-name="Policepardéfaut" style:family="text">
      <style:text-properties style:font-name="Times New Roman"/>
    </style:style>
    <style:style style:name="T62" style:parent-style-name="Policepardéfaut" style:family="text">
      <style:text-properties style:font-name="Times New Roman"/>
    </style:style>
    <style:style style:name="T63" style:parent-style-name="Policepardéfaut" style:family="text">
      <style:text-properties style:font-name="Times New Roman"/>
    </style:style>
    <style:style style:name="T64" style:parent-style-name="Policepardéfaut" style:family="text">
      <style:text-properties style:font-name="Times New Roman"/>
    </style:style>
    <style:style style:name="T65" style:parent-style-name="Policepardéfaut" style:family="text">
      <style:text-properties style:font-name="Times New Roman"/>
    </style:style>
    <style:style style:name="T66" style:parent-style-name="Policepardéfaut" style:family="text">
      <style:text-properties style:font-name="Times New Roman"/>
    </style:style>
    <style:style style:name="T67" style:parent-style-name="Policepardéfaut" style:family="text">
      <style:text-properties style:font-name="Times New Roman"/>
    </style:style>
    <style:style style:name="T68" style:parent-style-name="Policepardéfaut" style:family="text">
      <style:text-properties style:font-name="Times New Roman"/>
    </style:style>
    <style:style style:name="T69" style:parent-style-name="Policepardéfaut" style:family="text">
      <style:text-properties style:font-name="Times New Roman"/>
    </style:style>
    <style:style style:name="T70" style:parent-style-name="Policepardéfaut" style:family="text">
      <style:text-properties style:font-name="Times New Roman"/>
    </style:style>
    <style:style style:name="T71" style:parent-style-name="Policepardéfaut" style:family="text">
      <style:text-properties style:font-name="Times New Roman"/>
    </style:style>
    <style:style style:name="T72" style:parent-style-name="Policepardéfaut" style:family="text">
      <style:text-properties style:font-name="Times New Roman"/>
    </style:style>
    <style:style style:name="T73" style:parent-style-name="Policepardéfaut" style:family="text">
      <style:text-properties style:font-name="Times New Roman"/>
    </style:style>
    <style:style style:name="T74" style:parent-style-name="Policepardéfaut" style:family="text">
      <style:text-properties style:font-name="Times New Roman"/>
    </style:style>
    <style:style style:name="T75" style:parent-style-name="Policepardéfaut" style:family="text">
      <style:text-properties style:font-name="Times New Roman"/>
    </style:style>
    <style:style style:name="T76" style:parent-style-name="Policepardéfaut" style:family="text">
      <style:text-properties style:font-name="Times New Roman"/>
    </style:style>
    <style:style style:name="T77" style:parent-style-name="Policepardéfaut" style:family="text">
      <style:text-properties style:font-name="Times New Roman"/>
    </style:style>
    <style:style style:name="T78" style:parent-style-name="Policepardéfaut" style:family="text">
      <style:text-properties style:font-name="Times New Roman"/>
    </style:style>
    <style:style style:name="T79" style:parent-style-name="Policepardéfaut" style:family="text">
      <style:text-properties style:font-name="Times New Roman"/>
    </style:style>
    <style:style style:name="T80" style:parent-style-name="Policepardéfaut" style:family="text">
      <style:text-properties style:font-name="Times New Roman"/>
    </style:style>
    <style:style style:name="T81" style:parent-style-name="Policepardéfaut" style:family="text">
      <style:text-properties style:font-name="Times New Roman"/>
    </style:style>
    <style:style style:name="T82" style:parent-style-name="Policepardéfaut" style:family="text">
      <style:text-properties style:font-name="Times New Roman"/>
    </style:style>
    <style:style style:name="T83" style:parent-style-name="Policepardéfaut" style:family="text">
      <style:text-properties style:font-name="Times New Roman"/>
    </style:style>
    <style:style style:name="T84" style:parent-style-name="Policepardéfaut" style:family="text">
      <style:text-properties style:font-name="Times New Roman"/>
    </style:style>
    <style:style style:name="T85" style:parent-style-name="Policepardéfaut" style:family="text">
      <style:text-properties style:font-name="Times New Roman"/>
    </style:style>
    <style:style style:name="T86" style:parent-style-name="Policepardéfaut" style:family="text">
      <style:text-properties style:font-name="Times New Roman"/>
    </style:style>
    <style:style style:name="T87" style:parent-style-name="Policepardéfaut" style:family="text">
      <style:text-properties style:font-name="Times New Roman"/>
    </style:style>
    <style:style style:name="T88" style:parent-style-name="Policepardéfaut" style:family="text">
      <style:text-properties style:font-name="Times New Roman"/>
    </style:style>
    <style:style style:name="T89" style:parent-style-name="Policepardéfaut" style:family="text">
      <style:text-properties style:font-name="Times New Roman"/>
    </style:style>
    <style:style style:name="T90" style:parent-style-name="Policepardéfaut" style:family="text">
      <style:text-properties style:font-name="Times New Roman"/>
    </style:style>
    <style:style style:name="T91" style:parent-style-name="Policepardéfaut" style:family="text">
      <style:text-properties style:font-name="Times New Roman"/>
    </style:style>
    <style:style style:name="T92" style:parent-style-name="Policepardéfaut" style:family="text">
      <style:text-properties style:font-name="Times New Roman"/>
    </style:style>
    <style:style style:name="T93" style:parent-style-name="Policepardéfaut" style:family="text">
      <style:text-properties style:font-name="Times New Roman"/>
    </style:style>
    <style:style style:name="T94" style:parent-style-name="Policepardéfaut" style:family="text">
      <style:text-properties style:font-name="Times New Roman"/>
    </style:style>
    <style:style style:name="T95" style:parent-style-name="Policepardéfaut" style:family="text">
      <style:text-properties style:font-name="Times New Roman"/>
    </style:style>
    <style:style style:name="T96" style:parent-style-name="Policepardéfaut" style:family="text">
      <style:text-properties style:font-name="Times New Roman"/>
    </style:style>
    <style:style style:name="T97" style:parent-style-name="Policepardéfaut" style:family="text">
      <style:text-properties style:font-name="Times New Roman"/>
    </style:style>
    <style:style style:name="T98" style:parent-style-name="Policepardéfaut" style:family="text">
      <style:text-properties style:font-name="Times New Roman"/>
    </style:style>
    <style:style style:name="P99" style:parent-style-name="Titre3" style:family="paragraph">
      <style:paragraph-properties fo:line-height="150%"/>
      <style:text-properties style:font-name="Times New Roman" fo:font-size="12pt" style:font-size-asian="12pt" style:font-size-complex="12pt"/>
    </style:style>
    <style:style style:name="P100" style:parent-style-name="Textbody" style:family="paragraph">
      <style:paragraph-properties fo:line-height="150%"/>
    </style:style>
    <style:style style:name="T101" style:parent-style-name="Policepardéfaut" style:family="text">
      <style:text-properties style:font-name="Times New Roman"/>
    </style:style>
    <style:style style:name="T102" style:parent-style-name="Policepardéfaut" style:family="text">
      <style:text-properties style:font-name="Times New Roman"/>
    </style:style>
    <style:style style:name="T103" style:parent-style-name="Policepardéfaut" style:family="text">
      <style:text-properties style:font-name="Times New Roman"/>
    </style:style>
    <style:style style:name="T104" style:parent-style-name="Policepardéfaut" style:family="text">
      <style:text-properties style:font-name="Times New Roman"/>
    </style:style>
    <style:style style:name="T105" style:parent-style-name="Policepardéfaut" style:family="text">
      <style:text-properties style:font-name="Times New Roman"/>
    </style:style>
    <style:style style:name="T106" style:parent-style-name="Policepardéfaut" style:family="text">
      <style:text-properties style:font-name="Times New Roman"/>
    </style:style>
    <style:style style:name="T107" style:parent-style-name="Policepardéfaut" style:family="text">
      <style:text-properties style:font-name="Times New Roman"/>
    </style:style>
    <style:style style:name="T108" style:parent-style-name="Policepardéfaut" style:family="text">
      <style:text-properties style:font-name="Times New Roman"/>
    </style:style>
    <style:style style:name="T109" style:parent-style-name="Policepardéfaut" style:family="text">
      <style:text-properties style:font-name="Times New Roman"/>
    </style:style>
    <style:style style:name="T110" style:parent-style-name="Policepardéfaut" style:family="text">
      <style:text-properties style:font-name="Times New Roman"/>
    </style:style>
    <style:style style:name="T111" style:parent-style-name="Policepardéfaut" style:family="text">
      <style:text-properties style:font-name="Times New Roman"/>
    </style:style>
    <style:style style:name="T112" style:parent-style-name="Policepardéfaut" style:family="text">
      <style:text-properties style:font-name="Times New Roman"/>
    </style:style>
    <style:style style:name="T113" style:parent-style-name="Policepardéfaut" style:family="text">
      <style:text-properties style:font-name="Times New Roman"/>
    </style:style>
    <style:style style:name="T114" style:parent-style-name="Policepardéfaut" style:family="text">
      <style:text-properties style:font-name="Times New Roman"/>
    </style:style>
    <style:style style:name="T115" style:parent-style-name="Policepardéfaut" style:family="text">
      <style:text-properties style:font-name="Times New Roman"/>
    </style:style>
    <style:style style:name="T116" style:parent-style-name="Policepardéfaut" style:family="text">
      <style:text-properties style:font-name="Times New Roman"/>
    </style:style>
    <style:style style:name="T117" style:parent-style-name="Policepardéfaut" style:family="text">
      <style:text-properties style:font-name="Times New Roman"/>
    </style:style>
    <style:style style:name="T118" style:parent-style-name="Policepardéfaut" style:family="text">
      <style:text-properties style:font-name="Times New Roman"/>
    </style:style>
    <style:style style:name="T119" style:parent-style-name="Policepardéfaut" style:family="text">
      <style:text-properties style:font-name="Times New Roman"/>
    </style:style>
    <style:style style:name="T120" style:parent-style-name="Policepardéfaut" style:family="text">
      <style:text-properties style:font-name="Times New Roman"/>
    </style:style>
    <style:style style:name="T121" style:parent-style-name="Policepardéfaut" style:family="text">
      <style:text-properties style:font-name="Times New Roman"/>
    </style:style>
    <style:style style:name="T122" style:parent-style-name="Policepardéfaut" style:family="text">
      <style:text-properties style:font-name="Times New Roman"/>
    </style:style>
    <style:style style:name="T123" style:parent-style-name="Policepardéfaut" style:family="text">
      <style:text-properties style:font-name="Times New Roman"/>
    </style:style>
    <style:style style:name="T124" style:parent-style-name="Policepardéfaut" style:family="text">
      <style:text-properties style:font-name="Times New Roman"/>
    </style:style>
    <style:style style:name="T125" style:parent-style-name="Policepardéfaut" style:family="text">
      <style:text-properties style:font-name="Times New Roman"/>
    </style:style>
    <style:style style:name="T126" style:parent-style-name="Policepardéfaut" style:family="text">
      <style:text-properties style:font-name="Times New Roman"/>
    </style:style>
    <style:style style:name="T127" style:parent-style-name="Policepardéfaut" style:family="text">
      <style:text-properties style:font-name="Times New Roman"/>
    </style:style>
    <style:style style:name="T128" style:parent-style-name="Policepardéfaut" style:family="text">
      <style:text-properties style:font-name="Times New Roman"/>
    </style:style>
    <style:style style:name="T129" style:parent-style-name="Policepardéfaut" style:family="text">
      <style:text-properties style:font-name="Times New Roman"/>
    </style:style>
    <style:style style:name="T130" style:parent-style-name="Policepardéfaut" style:family="text">
      <style:text-properties style:font-name="Times New Roman"/>
    </style:style>
    <style:style style:name="T131" style:parent-style-name="Policepardéfaut" style:family="text">
      <style:text-properties style:font-name="Times New Roman"/>
    </style:style>
    <style:style style:name="T132" style:parent-style-name="Policepardéfaut" style:family="text">
      <style:text-properties style:font-name="Times New Roman"/>
    </style:style>
    <style:style style:name="T133" style:parent-style-name="Policepardéfaut" style:family="text">
      <style:text-properties style:font-name="Times New Roman"/>
    </style:style>
    <style:style style:name="T134" style:parent-style-name="Policepardéfaut" style:family="text">
      <style:text-properties style:font-name="Times New Roman"/>
    </style:style>
    <style:style style:name="P135" style:parent-style-name="Titre1" style:family="paragraph">
      <style:paragraph-properties fo:line-height="150%"/>
      <style:text-properties style:font-name="Times New Roman" fo:font-size="12pt" style:font-size-asian="12pt" style:font-size-complex="12pt"/>
    </style:style>
    <style:style style:name="P136" style:parent-style-name="Textbody" style:family="paragraph">
      <style:paragraph-properties fo:line-height="150%"/>
    </style:style>
    <style:style style:name="T137" style:parent-style-name="Policepardéfaut" style:family="text">
      <style:text-properties style:font-name="Times New Roman"/>
    </style:style>
    <style:style style:name="T138" style:parent-style-name="Policepardéfaut" style:family="text">
      <style:text-properties style:font-name="Times New Roman"/>
    </style:style>
    <style:style style:name="T139" style:parent-style-name="Policepardéfaut" style:family="text">
      <style:text-properties style:font-name="Times New Roman"/>
    </style:style>
    <style:style style:name="T140" style:parent-style-name="Marquedecommentaire" style:family="text">
      <style:text-properties style:font-name-complex="Mangal"/>
    </style:style>
    <style:style style:name="T141" style:parent-style-name="Policepardéfaut" style:family="text">
      <style:text-properties style:font-name="Times New Roman"/>
    </style:style>
    <style:style style:name="T142" style:parent-style-name="Policepardéfaut" style:family="text">
      <style:text-properties style:font-name="Times New Roman"/>
    </style:style>
    <style:style style:name="T143" style:parent-style-name="Marquedecommentaire" style:family="text">
      <style:text-properties style:font-name-complex="Mangal"/>
    </style:style>
    <style:style style:name="T144" style:parent-style-name="Policepardéfaut" style:family="text">
      <style:text-properties style:font-name="Times New Roman"/>
    </style:style>
    <style:style style:name="T145" style:parent-style-name="Policepardéfaut" style:family="text">
      <style:text-properties style:font-name="Times New Roman"/>
    </style:style>
    <style:style style:name="T146" style:parent-style-name="Policepardéfaut" style:family="text">
      <style:text-properties style:font-name="Times New Roman"/>
    </style:style>
    <style:style style:name="T147" style:parent-style-name="Policepardéfaut" style:family="text">
      <style:text-properties style:font-name="Times New Roman"/>
    </style:style>
    <style:style style:name="T148" style:parent-style-name="Policepardéfaut" style:family="text">
      <style:text-properties style:font-name="Times New Roman"/>
    </style:style>
    <style:style style:name="T149" style:parent-style-name="Policepardéfaut" style:family="text">
      <style:text-properties style:font-name="Times New Roman"/>
    </style:style>
    <style:style style:name="T150" style:parent-style-name="Policepardéfaut" style:family="text">
      <style:text-properties style:font-name="Times New Roman"/>
    </style:style>
    <style:style style:name="T151" style:parent-style-name="Policepardéfaut" style:family="text">
      <style:text-properties style:font-name="Times New Roman"/>
    </style:style>
    <style:style style:name="T152" style:parent-style-name="Policepardéfaut" style:family="text">
      <style:text-properties style:font-name="Times New Roman"/>
    </style:style>
    <style:style style:name="T153" style:parent-style-name="Policepardéfaut" style:family="text">
      <style:text-properties style:font-name="Times New Roman"/>
    </style:style>
    <style:style style:name="T154" style:parent-style-name="Policepardéfaut" style:family="text">
      <style:text-properties style:font-name="Times New Roman"/>
    </style:style>
    <style:style style:name="T155" style:parent-style-name="Marquedecommentaire" style:family="text">
      <style:text-properties style:font-name-complex="Mangal"/>
    </style:style>
    <style:style style:name="T156" style:parent-style-name="Policepardéfaut" style:family="text">
      <style:text-properties style:font-name="Times New Roman"/>
    </style:style>
    <style:style style:name="T157" style:parent-style-name="Policepardéfaut" style:family="text">
      <style:text-properties style:font-name="Times New Roman"/>
    </style:style>
    <style:style style:name="T158" style:parent-style-name="Policepardéfaut" style:family="text">
      <style:text-properties style:font-name="Times New Roman"/>
    </style:style>
    <style:style style:name="T159" style:parent-style-name="Marquedecommentaire" style:family="text">
      <style:text-properties style:font-name-complex="Mangal"/>
    </style:style>
    <style:style style:name="T160" style:parent-style-name="Policepardéfaut" style:family="text">
      <style:text-properties style:font-name="Times New Roman"/>
    </style:style>
    <style:style style:name="T161" style:parent-style-name="Policepardéfaut" style:family="text">
      <style:text-properties style:font-name="Times New Roman"/>
    </style:style>
    <style:style style:name="P162" style:parent-style-name="Textbody" style:family="paragraph">
      <style:paragraph-properties fo:line-height="150%"/>
    </style:style>
    <style:style style:name="T163" style:parent-style-name="Policepardéfaut" style:family="text">
      <style:text-properties style:font-name="Times New Roman"/>
    </style:style>
    <style:style style:name="T164" style:parent-style-name="Policepardéfaut" style:family="text">
      <style:text-properties style:font-name="Times New Roman"/>
    </style:style>
    <style:style style:name="T165" style:parent-style-name="Policepardéfaut" style:family="text">
      <style:text-properties style:font-name="Times New Roman"/>
    </style:style>
    <style:style style:name="T166" style:parent-style-name="Policepardéfaut" style:family="text">
      <style:text-properties style:font-name="Times New Roman"/>
    </style:style>
    <style:style style:name="T167" style:parent-style-name="Policepardéfaut" style:family="text">
      <style:text-properties style:font-name="Times New Roman"/>
    </style:style>
    <style:style style:name="T168" style:parent-style-name="Policepardéfaut" style:family="text">
      <style:text-properties style:font-name="Times New Roman"/>
    </style:style>
    <style:style style:name="T169" style:parent-style-name="Policepardéfaut" style:family="text">
      <style:text-properties style:font-name="Times New Roman"/>
    </style:style>
    <style:style style:name="T170" style:parent-style-name="Policepardéfaut" style:family="text">
      <style:text-properties style:font-name="Times New Roman"/>
    </style:style>
    <style:style style:name="T171" style:parent-style-name="Policepardéfaut" style:family="text">
      <style:text-properties style:font-name="Times New Roman"/>
    </style:style>
    <style:style style:name="T172" style:parent-style-name="Policepardéfaut" style:family="text">
      <style:text-properties style:font-name="Times New Roman"/>
    </style:style>
    <style:style style:name="T173" style:parent-style-name="Policepardéfaut" style:family="text">
      <style:text-properties style:font-name="Times New Roman"/>
    </style:style>
    <style:style style:name="T174" style:parent-style-name="Policepardéfaut" style:family="text">
      <style:text-properties style:font-name="Times New Roman"/>
    </style:style>
    <style:style style:name="T175" style:parent-style-name="Policepardéfaut" style:family="text">
      <style:text-properties style:font-name="Times New Roman"/>
    </style:style>
    <style:style style:name="T176" style:parent-style-name="Policepardéfaut" style:family="text">
      <style:text-properties style:font-name="Times New Roman"/>
    </style:style>
    <style:style style:name="T177" style:parent-style-name="Policepardéfaut" style:family="text">
      <style:text-properties style:font-name="Times New Roman"/>
    </style:style>
    <style:style style:name="T178" style:parent-style-name="Policepardéfaut" style:family="text">
      <style:text-properties style:font-name="Times New Roman"/>
    </style:style>
    <style:style style:name="T179" style:parent-style-name="Policepardéfaut" style:family="text">
      <style:text-properties style:font-name="Times New Roman"/>
    </style:style>
    <style:style style:name="T180" style:parent-style-name="Policepardéfaut" style:family="text">
      <style:text-properties style:font-name="Times New Roman"/>
    </style:style>
    <style:style style:name="T181" style:parent-style-name="Policepardéfaut" style:family="text">
      <style:text-properties style:font-name="Times New Roman"/>
    </style:style>
    <style:style style:name="P182" style:parent-style-name="Textbody" style:family="paragraph">
      <style:paragraph-properties fo:line-height="150%"/>
    </style:style>
    <style:style style:name="T183" style:parent-style-name="Policepardéfaut" style:family="text">
      <style:text-properties style:font-name="Times New Roman"/>
    </style:style>
    <style:style style:name="T184" style:parent-style-name="Policepardéfaut" style:family="text">
      <style:text-properties style:font-name="Times New Roman"/>
    </style:style>
    <style:style style:name="T185" style:parent-style-name="Policepardéfaut" style:family="text">
      <style:text-properties style:font-name="Times New Roman"/>
    </style:style>
    <style:style style:name="T186" style:parent-style-name="Policepardéfaut" style:family="text">
      <style:text-properties style:font-name="Times New Roman"/>
    </style:style>
    <style:style style:name="T187" style:parent-style-name="Policepardéfaut" style:family="text">
      <style:text-properties style:font-name="Times New Roman"/>
    </style:style>
    <style:style style:name="T188" style:parent-style-name="Policepardéfaut" style:family="text">
      <style:text-properties style:font-name="Times New Roman"/>
    </style:style>
    <style:style style:name="T189" style:parent-style-name="Policepardéfaut" style:family="text">
      <style:text-properties style:font-name="Times New Roman"/>
    </style:style>
    <style:style style:name="T190" style:parent-style-name="Policepardéfaut" style:family="text">
      <style:text-properties style:font-name="Times New Roman"/>
    </style:style>
    <style:style style:name="T191" style:parent-style-name="Policepardéfaut" style:family="text">
      <style:text-properties style:font-name="Times New Roman"/>
    </style:style>
    <style:style style:name="T192" style:parent-style-name="Policepardéfaut" style:family="text">
      <style:text-properties style:font-name="Times New Roman"/>
    </style:style>
    <style:style style:name="T193" style:parent-style-name="Policepardéfaut" style:family="text">
      <style:text-properties style:font-name="Times New Roman"/>
    </style:style>
    <style:style style:name="T194" style:parent-style-name="Policepardéfaut" style:family="text">
      <style:text-properties style:font-name="Times New Roman"/>
    </style:style>
    <style:style style:name="T195" style:parent-style-name="Policepardéfaut" style:family="text">
      <style:text-properties style:font-name="Times New Roman"/>
    </style:style>
    <style:style style:name="T196" style:parent-style-name="Policepardéfaut" style:family="text">
      <style:text-properties style:font-name="Times New Roman"/>
    </style:style>
    <style:style style:name="T197" style:parent-style-name="Policepardéfaut" style:family="text">
      <style:text-properties style:font-name="Times New Roman"/>
    </style:style>
    <style:style style:name="T198" style:parent-style-name="Policepardéfaut" style:family="text">
      <style:text-properties style:font-name="Times New Roman"/>
    </style:style>
    <style:style style:name="T199" style:parent-style-name="Policepardéfaut" style:family="text">
      <style:text-properties style:font-name="Times New Roman"/>
    </style:style>
    <style:style style:name="T200" style:parent-style-name="Policepardéfaut" style:family="text">
      <style:text-properties style:font-name="Times New Roman"/>
    </style:style>
    <style:style style:name="T201" style:parent-style-name="Policepardéfaut" style:family="text">
      <style:text-properties style:font-name="Times New Roman"/>
    </style:style>
    <style:style style:name="T202" style:parent-style-name="Policepardéfaut" style:family="text">
      <style:text-properties style:font-name="Times New Roman"/>
    </style:style>
    <style:style style:name="T203" style:parent-style-name="Policepardéfaut" style:family="text">
      <style:text-properties style:font-name="Times New Roman"/>
    </style:style>
    <style:style style:name="T204" style:parent-style-name="Policepardéfaut" style:family="text">
      <style:text-properties style:font-name="Times New Roman"/>
    </style:style>
    <style:style style:name="T205" style:parent-style-name="Marquedecommentaire" style:family="text">
      <style:text-properties style:font-name-complex="Mangal"/>
    </style:style>
    <style:style style:name="T206" style:parent-style-name="Policepardéfaut" style:family="text">
      <style:text-properties style:font-name="Times New Roman"/>
    </style:style>
    <style:style style:name="T207" style:parent-style-name="Policepardéfaut" style:family="text">
      <style:text-properties style:font-name="Times New Roman"/>
    </style:style>
    <style:style style:name="T208" style:parent-style-name="Policepardéfaut" style:family="text">
      <style:text-properties style:font-name="Times New Roman"/>
    </style:style>
    <style:style style:name="T209" style:parent-style-name="Policepardéfaut" style:family="text">
      <style:text-properties style:font-name="Times New Roman"/>
    </style:style>
    <style:style style:name="T210" style:parent-style-name="Policepardéfaut" style:family="text">
      <style:text-properties style:font-name="Times New Roman"/>
    </style:style>
    <style:style style:name="T211" style:parent-style-name="Policepardéfaut" style:family="text">
      <style:text-properties style:font-name="Times New Roman"/>
    </style:style>
    <style:style style:name="T212" style:parent-style-name="Policepardéfaut" style:family="text">
      <style:text-properties style:font-name="Times New Roman"/>
    </style:style>
    <style:style style:name="T213" style:parent-style-name="Policepardéfaut" style:family="text">
      <style:text-properties style:font-name="Times New Roman"/>
    </style:style>
    <style:style style:name="T214" style:parent-style-name="Policepardéfaut" style:family="text">
      <style:text-properties style:font-name="Times New Roman"/>
    </style:style>
    <style:style style:name="P215" style:parent-style-name="Textbody" style:family="paragraph">
      <style:paragraph-properties fo:line-height="150%"/>
    </style:style>
    <style:style style:name="T216" style:parent-style-name="Policepardéfaut" style:family="text">
      <style:text-properties style:font-name="Times New Roman"/>
    </style:style>
    <style:style style:name="T217" style:parent-style-name="Policepardéfaut" style:family="text">
      <style:text-properties style:font-name="Times New Roman"/>
    </style:style>
    <style:style style:name="T218" style:parent-style-name="Policepardéfaut" style:family="text">
      <style:text-properties style:font-name="Times New Roman"/>
    </style:style>
    <style:style style:name="T219" style:parent-style-name="Policepardéfaut" style:family="text">
      <style:text-properties style:font-name="Times New Roman"/>
    </style:style>
    <style:style style:name="T220" style:parent-style-name="Policepardéfaut" style:family="text">
      <style:text-properties style:font-name="Times New Roman"/>
    </style:style>
    <style:style style:name="T221" style:parent-style-name="Policepardéfaut" style:family="text">
      <style:text-properties style:font-name="Times New Roman"/>
    </style:style>
    <style:style style:name="T222" style:parent-style-name="Policepardéfaut" style:family="text">
      <style:text-properties style:font-name="Times New Roman"/>
    </style:style>
    <style:style style:name="T223" style:parent-style-name="Policepardéfaut" style:family="text">
      <style:text-properties style:font-name="Times New Roman"/>
    </style:style>
    <style:style style:name="T224" style:parent-style-name="Policepardéfaut" style:family="text">
      <style:text-properties style:font-name="Times New Roman"/>
    </style:style>
    <style:style style:name="T225" style:parent-style-name="Policepardéfaut" style:family="text">
      <style:text-properties style:font-name="Times New Roman"/>
    </style:style>
    <style:style style:name="T226" style:parent-style-name="Policepardéfaut" style:family="text">
      <style:text-properties style:font-name="Times New Roman"/>
    </style:style>
    <style:style style:name="T227" style:parent-style-name="Policepardéfaut" style:family="text">
      <style:text-properties style:font-name="Times New Roman"/>
    </style:style>
    <style:style style:name="T228" style:parent-style-name="Policepardéfaut" style:family="text">
      <style:text-properties style:font-name="Times New Roman"/>
    </style:style>
    <style:style style:name="T229" style:parent-style-name="Policepardéfaut" style:family="text">
      <style:text-properties style:font-name="Times New Roman"/>
    </style:style>
    <style:style style:name="T230" style:parent-style-name="Policepardéfaut" style:family="text">
      <style:text-properties style:font-name="Times New Roman"/>
    </style:style>
    <style:style style:name="T231" style:parent-style-name="Policepardéfaut" style:family="text">
      <style:text-properties style:font-name="Times New Roman"/>
    </style:style>
    <style:style style:name="T232" style:parent-style-name="Policepardéfaut" style:family="text">
      <style:text-properties style:font-name="Times New Roman"/>
    </style:style>
    <style:style style:name="T233" style:parent-style-name="Policepardéfaut" style:family="text">
      <style:text-properties style:font-name="Times New Roman"/>
    </style:style>
    <style:style style:name="T234" style:parent-style-name="Policepardéfaut" style:family="text">
      <style:text-properties style:font-name="Times New Roman"/>
    </style:style>
    <style:style style:name="T235" style:parent-style-name="Policepardéfaut" style:family="text">
      <style:text-properties style:font-name="Times New Roman"/>
    </style:style>
    <style:style style:name="T236" style:parent-style-name="Policepardéfaut" style:family="text">
      <style:text-properties style:font-name="Times New Roman"/>
    </style:style>
    <style:style style:name="T237" style:parent-style-name="Policepardéfaut" style:family="text">
      <style:text-properties style:font-name="Times New Roman"/>
    </style:style>
    <style:style style:name="T238" style:parent-style-name="Policepardéfaut" style:family="text">
      <style:text-properties style:font-name="Times New Roman"/>
    </style:style>
    <style:style style:name="T239" style:parent-style-name="Policepardéfaut" style:family="text">
      <style:text-properties style:font-name="Times New Roman"/>
    </style:style>
    <style:style style:name="P240" style:parent-style-name="Titre1" style:family="paragraph">
      <style:paragraph-properties fo:line-height="150%"/>
    </style:style>
    <style:style style:name="T241" style:parent-style-name="Policepardéfaut" style:family="text">
      <style:text-properties style:font-name="Times New Roman" fo:font-size="12pt" style:font-size-asian="12pt" style:font-size-complex="12pt"/>
    </style:style>
    <style:style style:name="T242" style:parent-style-name="Policepardéfaut" style:family="text">
      <style:text-properties style:font-name="Times New Roman" fo:font-size="12pt" style:font-size-asian="12pt" style:font-size-complex="12pt"/>
    </style:style>
    <style:style style:name="T243" style:parent-style-name="Policepardéfaut" style:family="text">
      <style:text-properties style:font-name="Times New Roman" fo:font-size="12pt" style:font-size-asian="12pt" style:font-size-complex="12pt"/>
    </style:style>
    <style:style style:name="T244" style:parent-style-name="Marquedecommentaire" style:family="text">
      <style:text-properties style:font-name-complex="Mangal" fo:font-weight="normal" style:font-weight-asian="normal" style:font-weight-complex="normal"/>
    </style:style>
    <style:style style:name="T245" style:parent-style-name="Policepardéfaut" style:family="text">
      <style:text-properties style:font-name="Times New Roman" fo:font-size="12pt" style:font-size-asian="12pt" style:font-size-complex="12pt"/>
    </style:style>
    <style:style style:name="P246" style:parent-style-name="Titre2" style:family="paragraph">
      <style:paragraph-properties fo:line-height="150%"/>
      <style:text-properties style:font-name="Times New Roman" fo:font-size="12pt" style:font-size-asian="12pt" style:font-size-complex="12pt"/>
    </style:style>
    <style:style style:name="P247" style:parent-style-name="Textbody" style:family="paragraph">
      <style:paragraph-properties fo:line-height="150%"/>
    </style:style>
    <style:style style:name="T248" style:parent-style-name="Policepardéfaut" style:family="text">
      <style:text-properties style:font-name="Times New Roman"/>
    </style:style>
    <style:style style:name="T249" style:parent-style-name="Policepardéfaut" style:family="text">
      <style:text-properties style:font-name="Times New Roman"/>
    </style:style>
    <style:style style:name="T250" style:parent-style-name="Marquedecommentaire" style:family="text">
      <style:text-properties style:font-name-complex="Mangal"/>
    </style:style>
    <style:style style:name="T251" style:parent-style-name="Policepardéfaut" style:family="text">
      <style:text-properties style:font-name="Times New Roman"/>
    </style:style>
    <style:style style:name="T252" style:parent-style-name="Policepardéfaut" style:family="text">
      <style:text-properties style:font-name="Times New Roman"/>
    </style:style>
    <style:style style:name="T253" style:parent-style-name="Marquedecommentaire" style:family="text">
      <style:text-properties style:font-name-complex="Mangal"/>
    </style:style>
    <style:style style:name="T254" style:parent-style-name="Policepardéfaut" style:family="text">
      <style:text-properties style:font-name="Times New Roman"/>
    </style:style>
    <style:style style:name="T255" style:parent-style-name="Policepardéfaut" style:family="text">
      <style:text-properties style:font-name="Times New Roman"/>
    </style:style>
    <style:style style:name="T256" style:parent-style-name="Policepardéfaut" style:family="text">
      <style:text-properties style:font-name="Times New Roman"/>
    </style:style>
    <style:style style:name="T257" style:parent-style-name="Policepardéfaut" style:family="text">
      <style:text-properties style:font-name="Times New Roman"/>
    </style:style>
    <style:style style:name="T258" style:parent-style-name="Policepardéfaut" style:family="text">
      <style:text-properties style:font-name="Times New Roman"/>
    </style:style>
    <style:style style:name="T259" style:parent-style-name="Policepardéfaut" style:family="text">
      <style:text-properties style:font-name="Times New Roman"/>
    </style:style>
    <style:style style:name="T260" style:parent-style-name="Policepardéfaut" style:family="text">
      <style:text-properties style:font-name="Times New Roman"/>
    </style:style>
    <style:style style:name="T261" style:parent-style-name="Policepardéfaut" style:family="text">
      <style:text-properties style:font-name="Times New Roman"/>
    </style:style>
    <style:style style:name="T262" style:parent-style-name="Policepardéfaut" style:family="text">
      <style:text-properties style:font-name="Times New Roman"/>
    </style:style>
    <style:style style:name="T263" style:parent-style-name="Policepardéfaut" style:family="text">
      <style:text-properties style:font-name="Times New Roman"/>
    </style:style>
    <style:style style:name="T264" style:parent-style-name="Marquedecommentaire" style:family="text">
      <style:text-properties style:font-name-complex="Mangal"/>
    </style:style>
    <style:style style:name="T265" style:parent-style-name="Policepardéfaut" style:family="text">
      <style:text-properties style:font-name="Times New Roman"/>
    </style:style>
    <style:style style:name="T266" style:parent-style-name="Policepardéfaut" style:family="text">
      <style:text-properties style:font-name="Times New Roman"/>
    </style:style>
    <style:style style:name="T267" style:parent-style-name="Policepardéfaut" style:family="text">
      <style:text-properties style:font-name="Times New Roman"/>
    </style:style>
    <style:style style:name="T268" style:parent-style-name="Marquedecommentaire" style:family="text">
      <style:text-properties style:font-name-complex="Mangal"/>
    </style:style>
    <style:style style:name="T269" style:parent-style-name="Policepardéfaut" style:family="text">
      <style:text-properties style:font-name="Times New Roman"/>
    </style:style>
    <style:style style:name="T270" style:parent-style-name="Policepardéfaut" style:family="text">
      <style:text-properties style:font-name="Times New Roman"/>
    </style:style>
    <style:style style:name="T271" style:parent-style-name="Policepardéfaut" style:family="text">
      <style:text-properties style:font-name="Times New Roman"/>
    </style:style>
    <style:style style:name="T272" style:parent-style-name="Marquedecommentaire" style:family="text">
      <style:text-properties style:font-name-complex="Mangal"/>
    </style:style>
    <style:style style:name="T273" style:parent-style-name="Policepardéfaut" style:family="text">
      <style:text-properties style:font-name="Times New Roman"/>
    </style:style>
    <style:style style:name="T274" style:parent-style-name="Marquedecommentaire" style:family="text">
      <style:text-properties style:font-name-complex="Mangal"/>
    </style:style>
    <style:style style:name="P275" style:parent-style-name="Textbody" style:family="paragraph">
      <style:paragraph-properties fo:line-height="150%"/>
    </style:style>
    <style:style style:name="T276" style:parent-style-name="Policepardéfaut" style:family="text">
      <style:text-properties style:font-name="Times New Roman" fo:font-weight="bold" style:font-weight-asian="bold" style:font-weight-complex="bold"/>
    </style:style>
    <style:style style:name="P277" style:parent-style-name="Textbody" style:family="paragraph">
      <style:paragraph-properties fo:line-height="150%"/>
    </style:style>
    <style:style style:name="T278" style:parent-style-name="Policepardéfaut" style:family="text">
      <style:text-properties style:font-name="Times New Roman"/>
    </style:style>
    <style:style style:name="T279" style:parent-style-name="Policepardéfaut" style:family="text">
      <style:text-properties style:font-name="Times New Roman"/>
    </style:style>
    <style:style style:name="T280" style:parent-style-name="Policepardéfaut" style:family="text">
      <style:text-properties style:font-name="Times New Roman"/>
    </style:style>
    <style:style style:name="T281" style:parent-style-name="Policepardéfaut" style:family="text">
      <style:text-properties style:font-name="Times New Roman"/>
    </style:style>
    <style:style style:name="T282" style:parent-style-name="Marquedecommentaire" style:family="text">
      <style:text-properties style:font-name-complex="Mangal"/>
    </style:style>
    <style:style style:name="P283" style:parent-style-name="Titre1" style:family="paragraph">
      <style:paragraph-properties fo:line-height="150%"/>
      <style:text-properties style:font-name="Times New Roman" fo:font-size="12pt" style:font-size-asian="12pt" style:font-size-complex="12pt"/>
    </style:style>
    <style:style style:name="P284" style:parent-style-name="Textbody" style:family="paragraph">
      <style:paragraph-properties fo:line-height="150%"/>
    </style:style>
    <style:style style:name="T285" style:parent-style-name="Policepardéfaut" style:family="text">
      <style:text-properties style:font-name="Times New Roman" fo:font-weight="bold" style:font-weight-asian="bold" style:font-weight-complex="bold"/>
    </style:style>
    <style:style style:name="T286" style:parent-style-name="Policepardéfaut" style:family="text">
      <style:text-properties style:font-name="Times New Roman" fo:font-weight="bold" style:font-weight-asian="bold" style:font-weight-complex="bold"/>
    </style:style>
    <style:style style:name="T287" style:parent-style-name="Policepardéfaut" style:family="text">
      <style:text-properties style:font-name="Times New Roman" fo:font-weight="bold" style:font-weight-asian="bold" style:font-weight-complex="bold"/>
    </style:style>
    <style:style style:name="T288" style:parent-style-name="Policepardéfaut" style:family="text">
      <style:text-properties style:font-name="Times New Roman" fo:font-weight="bold" style:font-weight-asian="bold" style:font-weight-complex="bold"/>
    </style:style>
    <style:style style:name="T289" style:parent-style-name="Marquedecommentaire" style:family="text">
      <style:text-properties style:font-name-complex="Mangal"/>
    </style:style>
    <style:style style:name="P290" style:parent-style-name="Textbody" style:family="paragraph">
      <style:paragraph-properties fo:line-height="150%"/>
    </style:style>
    <style:style style:name="T291" style:parent-style-name="Policepardéfaut" style:family="text">
      <style:text-properties style:font-name="Times New Roman"/>
    </style:style>
    <style:style style:name="T292" style:parent-style-name="Policepardéfaut" style:family="text">
      <style:text-properties style:font-name="Times New Roman"/>
    </style:style>
    <style:style style:name="T293" style:parent-style-name="Policepardéfaut" style:family="text">
      <style:text-properties style:font-name="Times New Roman"/>
    </style:style>
    <style:style style:name="T294" style:parent-style-name="Policepardéfaut" style:family="text">
      <style:text-properties style:font-name="Times New Roman"/>
    </style:style>
    <style:style style:name="T295" style:parent-style-name="Policepardéfaut" style:family="text">
      <style:text-properties style:font-name="Times New Roman"/>
    </style:style>
    <style:style style:name="T296" style:parent-style-name="Policepardéfaut" style:family="text">
      <style:text-properties style:font-name="Times New Roman"/>
    </style:style>
    <style:style style:name="T297" style:parent-style-name="Policepardéfaut" style:family="text">
      <style:text-properties style:font-name="Times New Roman"/>
    </style:style>
    <style:style style:name="T298" style:parent-style-name="Policepardéfaut" style:family="text">
      <style:text-properties style:font-name="Times New Roman"/>
    </style:style>
    <style:style style:name="T299" style:parent-style-name="Policepardéfaut" style:family="text">
      <style:text-properties style:font-name="Times New Roman"/>
    </style:style>
    <style:style style:name="T300" style:parent-style-name="Policepardéfaut" style:family="text">
      <style:text-properties style:font-name="Times New Roman"/>
    </style:style>
    <style:style style:name="T301" style:parent-style-name="Policepardéfaut" style:family="text">
      <style:text-properties style:font-name="Times New Roman"/>
    </style:style>
    <style:style style:name="T302" style:parent-style-name="Policepardéfaut" style:family="text">
      <style:text-properties style:font-name="Times New Roman"/>
    </style:style>
    <style:style style:name="T303" style:parent-style-name="Policepardéfaut" style:family="text">
      <style:text-properties style:font-name="Times New Roman"/>
    </style:style>
    <style:style style:name="T304" style:parent-style-name="Policepardéfaut" style:family="text">
      <style:text-properties style:font-name="Times New Roman"/>
    </style:style>
    <style:style style:name="T305" style:parent-style-name="Policepardéfaut" style:family="text">
      <style:text-properties style:font-name="Times New Roman"/>
    </style:style>
    <style:style style:name="T306" style:parent-style-name="Policepardéfaut" style:family="text">
      <style:text-properties style:font-name="Times New Roman" style:font-name-complex="Times New Roman"/>
    </style:style>
    <style:style style:name="T307" style:parent-style-name="Policepardéfaut" style:family="text">
      <style:text-properties style:font-name="Times New Roman"/>
    </style:style>
    <style:style style:name="T308" style:parent-style-name="Policepardéfaut" style:family="text">
      <style:text-properties style:font-name="Times New Roman"/>
    </style:style>
    <style:style style:name="T309" style:parent-style-name="Policepardéfaut" style:family="text">
      <style:text-properties style:font-name="Times New Roman"/>
    </style:style>
    <style:style style:name="T310" style:parent-style-name="Policepardéfaut" style:family="text">
      <style:text-properties style:font-name="Times New Roman" style:font-name-complex="Times New Roman"/>
    </style:style>
    <style:style style:name="T311" style:parent-style-name="Policepardéfaut" style:family="text">
      <style:text-properties style:font-name="Times New Roman"/>
    </style:style>
    <style:style style:name="T312" style:parent-style-name="Policepardéfaut" style:family="text">
      <style:text-properties style:font-name="Times New Roman"/>
    </style:style>
    <style:style style:name="T313" style:parent-style-name="Policepardéfaut" style:family="text">
      <style:text-properties style:font-name="Times New Roman"/>
    </style:style>
    <style:style style:name="T314" style:parent-style-name="Policepardéfaut" style:family="text">
      <style:text-properties style:font-name="Times New Roman" style:font-name-complex="Times New Roman"/>
    </style:style>
    <style:style style:name="T315" style:parent-style-name="Policepardéfaut" style:family="text">
      <style:text-properties style:font-name="Times New Roman"/>
    </style:style>
    <style:style style:name="T316" style:parent-style-name="Policepardéfaut" style:family="text">
      <style:text-properties style:font-name="Times New Roman"/>
    </style:style>
    <style:style style:name="T317" style:parent-style-name="Policepardéfaut" style:family="text">
      <style:text-properties style:font-name="Times New Roman"/>
    </style:style>
    <style:style style:name="T318" style:parent-style-name="Policepardéfaut" style:family="text">
      <style:text-properties style:font-name="Times New Roman"/>
    </style:style>
    <style:style style:name="T319" style:parent-style-name="Policepardéfaut" style:family="text">
      <style:text-properties style:font-name="Times New Roman"/>
    </style:style>
    <style:style style:name="T320" style:parent-style-name="Policepardéfaut" style:family="text">
      <style:text-properties style:font-name="Times New Roman" fo:background-color="#FFFF00"/>
    </style:style>
    <style:style style:name="T321" style:parent-style-name="Policepardéfaut" style:family="text">
      <style:text-properties style:font-name="Times New Roman"/>
    </style:style>
    <style:style style:name="P322" style:parent-style-name="Textbody" style:family="paragraph">
      <style:paragraph-properties fo:line-height="150%"/>
    </style:style>
    <style:style style:name="T323" style:parent-style-name="Policepardéfaut" style:family="text">
      <style:text-properties style:font-name="Times New Roman"/>
    </style:style>
    <style:style style:name="T324" style:parent-style-name="Policepardéfaut" style:family="text">
      <style:text-properties style:font-name="Times New Roman"/>
    </style:style>
    <style:style style:name="T325" style:parent-style-name="Policepardéfaut" style:family="text">
      <style:text-properties style:font-name="Times New Roman"/>
    </style:style>
    <style:style style:name="T326" style:parent-style-name="Policepardéfaut" style:family="text">
      <style:text-properties style:font-name="Times New Roman"/>
    </style:style>
    <style:style style:name="T327" style:parent-style-name="Policepardéfaut" style:family="text">
      <style:text-properties style:font-name="Times New Roman"/>
    </style:style>
    <style:style style:name="T328" style:parent-style-name="Marquedecommentaire" style:family="text">
      <style:text-properties style:font-name-complex="Mangal"/>
    </style:style>
    <style:style style:name="T329" style:parent-style-name="Policepardéfaut" style:family="text">
      <style:text-properties style:font-name="Times New Roman"/>
    </style:style>
    <style:style style:name="T330" style:parent-style-name="Marquedecommentaire" style:family="text">
      <style:text-properties style:font-name-complex="Mangal"/>
    </style:style>
    <style:style style:name="P331" style:parent-style-name="Textbody" style:family="paragraph">
      <style:paragraph-properties fo:line-height="150%"/>
    </style:style>
    <style:style style:name="T332" style:parent-style-name="Policepardéfaut" style:family="text">
      <style:text-properties style:font-name="Times New Roman" style:font-weight-complex="bold"/>
    </style:style>
    <style:style style:name="T333" style:parent-style-name="Policepardéfaut" style:family="text">
      <style:text-properties style:font-name="Times New Roman"/>
    </style:style>
    <style:style style:name="T334" style:parent-style-name="Policepardéfaut" style:family="text">
      <style:text-properties style:font-name="Times New Roman"/>
    </style:style>
    <style:style style:name="T335" style:parent-style-name="Policepardéfaut" style:family="text">
      <style:text-properties style:font-name="Times New Roman"/>
    </style:style>
    <style:style style:name="T336" style:parent-style-name="Policepardéfaut" style:family="text">
      <style:text-properties style:font-name="Times New Roman"/>
    </style:style>
    <style:style style:name="T337" style:parent-style-name="Policepardéfaut" style:family="text">
      <style:text-properties style:font-name="Times New Roman"/>
    </style:style>
    <style:style style:name="T338" style:parent-style-name="Marquedecommentaire" style:family="text">
      <style:text-properties style:font-name-complex="Mangal"/>
    </style:style>
    <style:style style:name="T339" style:parent-style-name="Marquedecommentaire" style:family="text">
      <style:text-properties style:font-name-complex="Mangal"/>
    </style:style>
    <style:style style:name="P340" style:parent-style-name="Titre2" style:family="paragraph">
      <style:paragraph-properties fo:line-height="150%"/>
    </style:style>
    <style:style style:name="T341" style:parent-style-name="Policepardéfaut" style:family="text">
      <style:text-properties style:font-name="Times New Roman" fo:font-size="12pt" style:font-size-asian="12pt" style:font-size-complex="12pt"/>
    </style:style>
    <style:style style:name="T342" style:parent-style-name="Marquedecommentaire" style:family="text">
      <style:text-properties style:font-name-complex="Mangal" fo:font-weight="normal" style:font-weight-asian="normal" style:font-weight-complex="normal"/>
    </style:style>
    <style:style style:name="P343" style:parent-style-name="Textbody" style:family="paragraph">
      <style:paragraph-properties fo:line-height="150%"/>
    </style:style>
    <style:style style:name="T344" style:parent-style-name="Policepardéfaut" style:family="text">
      <style:text-properties style:font-name="Times New Roman"/>
    </style:style>
    <style:style style:name="T345" style:parent-style-name="Marquedecommentaire" style:family="text">
      <style:text-properties style:font-name-complex="Mangal"/>
    </style:style>
    <style:style style:name="T346" style:parent-style-name="Policepardéfaut" style:family="text">
      <style:text-properties style:font-name="Times New Roman"/>
    </style:style>
    <style:style style:name="T347" style:parent-style-name="Policepardéfaut" style:family="text">
      <style:text-properties style:font-name="Times New Roman"/>
    </style:style>
    <style:style style:name="T348" style:parent-style-name="Policepardéfaut" style:family="text">
      <style:text-properties style:font-name="Times New Roman"/>
    </style:style>
    <style:style style:name="T349" style:parent-style-name="Policepardéfaut" style:family="text">
      <style:text-properties style:font-name="Times New Roman"/>
    </style:style>
    <style:style style:name="T350" style:parent-style-name="Policepardéfaut" style:family="text">
      <style:text-properties style:font-name="Times New Roman"/>
    </style:style>
    <style:style style:name="T351" style:parent-style-name="Policepardéfaut" style:family="text">
      <style:text-properties style:font-name="Times New Roman"/>
    </style:style>
    <style:style style:name="T352" style:parent-style-name="Policepardéfaut" style:family="text">
      <style:text-properties style:font-name="Times New Roman"/>
    </style:style>
    <style:style style:name="T353" style:parent-style-name="Policepardéfaut" style:family="text">
      <style:text-properties style:font-name="Times New Roman"/>
    </style:style>
    <style:style style:name="T354" style:parent-style-name="Policepardéfaut" style:family="text">
      <style:text-properties style:font-name="Times New Roman"/>
    </style:style>
    <style:style style:name="T355" style:parent-style-name="Policepardéfaut" style:family="text">
      <style:text-properties style:font-name="Times New Roman"/>
    </style:style>
    <style:style style:name="T356" style:parent-style-name="Policepardéfaut" style:family="text">
      <style:text-properties style:font-name="Times New Roman"/>
    </style:style>
    <style:style style:name="P357" style:parent-style-name="Textbody" style:family="paragraph">
      <style:paragraph-properties fo:line-height="150%"/>
    </style:style>
    <style:style style:name="T358" style:parent-style-name="Policepardéfaut" style:family="text">
      <style:text-properties style:font-name="Times New Roman"/>
    </style:style>
    <style:style style:name="T359" style:parent-style-name="Policepardéfaut" style:family="text">
      <style:text-properties style:font-name="Times New Roman"/>
    </style:style>
    <style:style style:name="T360" style:parent-style-name="Marquedecommentaire" style:family="text">
      <style:text-properties style:font-name-complex="Mangal"/>
    </style:style>
    <style:style style:name="P361" style:parent-style-name="Textbody" style:family="paragraph">
      <style:paragraph-properties fo:line-height="150%"/>
      <style:text-properties style:font-name="Times New Roman"/>
    </style:style>
    <style:style style:name="P362" style:parent-style-name="Textbody" style:family="paragraph">
      <style:paragraph-properties fo:line-height="150%"/>
      <style:text-properties style:font-name="Times New Roman"/>
    </style:style>
    <style:style style:name="P363" style:parent-style-name="Textbody" style:family="paragraph">
      <style:paragraph-properties fo:line-height="150%"/>
    </style:style>
    <style:style style:name="T364" style:parent-style-name="Policepardéfaut" style:family="text">
      <style:text-properties style:font-name="Times New Roman"/>
    </style:style>
    <style:style style:name="T365" style:parent-style-name="Policepardéfaut" style:family="text">
      <style:text-properties style:font-name="Times New Roman"/>
    </style:style>
    <style:style style:name="T366" style:parent-style-name="Policepardéfaut" style:family="text">
      <style:text-properties style:font-name="Times New Roman"/>
    </style:style>
    <style:style style:name="T367" style:parent-style-name="Policepardéfaut" style:family="text">
      <style:text-properties style:font-name="Times New Roman"/>
    </style:style>
    <style:style style:name="T368" style:parent-style-name="Policepardéfaut" style:family="text">
      <style:text-properties style:font-name="Times New Roman"/>
    </style:style>
    <style:style style:name="T369" style:parent-style-name="Policepardéfaut" style:family="text">
      <style:text-properties style:font-name="Times New Roman"/>
    </style:style>
    <style:style style:name="T370" style:parent-style-name="Policepardéfaut" style:family="text">
      <style:text-properties style:font-name="Times New Roman"/>
    </style:style>
    <style:style style:name="T371" style:parent-style-name="Policepardéfaut" style:family="text">
      <style:text-properties style:font-name="Times New Roman"/>
    </style:style>
    <style:style style:name="T372" style:parent-style-name="Policepardéfaut" style:family="text">
      <style:text-properties style:font-name="Times New Roman"/>
    </style:style>
    <style:style style:name="T373" style:parent-style-name="Policepardéfaut" style:family="text">
      <style:text-properties style:font-name="Times New Roman"/>
    </style:style>
    <style:style style:name="T374" style:parent-style-name="Marquedecommentaire" style:family="text">
      <style:text-properties style:font-name-complex="Mangal"/>
    </style:style>
    <style:style style:name="T375" style:parent-style-name="Marquedecommentaire" style:family="text">
      <style:text-properties style:font-name-complex="Mangal"/>
    </style:style>
    <style:style style:name="P376" style:parent-style-name="Textbody" style:family="paragraph">
      <style:paragraph-properties fo:line-height="150%"/>
      <style:text-properties style:font-name="Times New Roman"/>
    </style:style>
    <style:style style:name="P377" style:parent-style-name="Standard" style:family="paragraph">
      <style:paragraph-properties fo:line-height="150%"/>
      <style:text-properties style:font-name="Times New Roman"/>
    </style:style>
  </office:automatic-styles>
  <office:body>
    <office:text text:use-soft-page-breaks="true">
      <text:h text:style-name="P1" text:outline-level="1">Sampling</text:h>
      <text:h text:style-name="P2" text:outline-level="2">Sampling sites</text:h>
      <text:p text:style-name="P3"><text:span text:style-name="T4">All the sampling sites belong to Orchamp Observatory (</text:span><text:a xlink:href="https://orchamp.osug.fr/" office:target-frame-name="_top" xlink:show="replace"><text:span text:style-name="T5">https://orchamp.osug.fr</text:span></text:a><text:span text:style-name="T6">).<text:s/></text:span><text:span text:style-name="T7">The<text:s/></text:span><text:span text:style-name="T8">11 studied<text:s/></text:span><text:span text:style-name="T9">a</text:span><text:span text:style-name="T10">l</text:span><text:span text:style-name="T11">titudinal gradients<text:s/></text:span><text:span text:style-name="T12">were located in the</text:span><text:span text:style-name="T13"><text:s/>Alps<text:s/></text:span><text:span text:style-name="T14">and the Pyrenees<text:s/></text:span><text:span text:style-name="T15">mountains</text:span><text:span text:style-name="T16">, both in France</text:span><text:span text:style-name="T17"><text:s/>(</text:span><text:span text:style-name="T18"><office:annotation office:name="0"><dc:creator>Mickael HEDDE</dc:creator><dc:date>2023-06-01T21:13:00</dc:date><text:p text:style-name="Commentaire">Figure représentant la localisation des gradients</text:p></office:annotation>figure x</text:span><text:span text:style-name="T19"><office:annotation-end office:name="0"/></text:span><text:span text:style-name="T20">)</text:span><text:span text:style-name="T21">.<text:s/></text:span><text:span text:style-name="T22">Their<text:s/></text:span><text:span text:style-name="T23">exact coordinates</text:span><text:span text:style-name="T24"><text:s/></text:span><text:span text:style-name="T25">can be found in Annex I.<text:s/></text:span><text:span text:style-name="T26">Samplings have been realized in 2021 and 2022 during early Automn (September to October) (Annex I)</text:span><text:span text:style-name="T27"><text:s/></text:span><text:span text:style-name="T28"><office:annotation office:name="1"><dc:creator>Mickael HEDDE</dc:creator><dc:date>2023-06-01T21:16:00</dc:date><text:p text:style-name="Commentaire">ce n’est pas à mettre dans la partie ‘Sites’ mais dans une partie dédiée à la description des gradients environnementaux</text:p></office:annotation>For each<text:s/></text:span><text:span text:style-name="T29">plot, environmental, biologic</text:span><text:span text:style-name="T30">al</text:span><text:span text:style-name="T31"><text:s/>and pedologic</text:span><text:span text:style-name="T32">al</text:span><text:span text:style-name="T33"><text:s/>variables has been measu</text:span><text:span text:style-name="T34">red, thanks to different actors.</text:span><text:span text:style-name="T35"><office:annotation-end office:name="1"/></text:span></text:p>
      <text:p text:style-name="P36"><text:span text:style-name="T37"><office:annotation office:name="2"><dc:creator>Mickael HEDDE</dc:creator><dc:date>2023-06-01T21:21:00</dc:date><text:p text:style-name="Commentaire">Décrire la placette d’échantillonnage : placettes permanentes de 900m2 espacées de 200 m de dénivelé les unes des autres sur chaque gradient de l’observatoire</text:p><text:p text:style-name="Commentaire">https://orchamp.osug.fr/images/02_ORCHAMP_PROTOCOLE_Mise%20en%20place%20de%20gradient_VF_20220318.pdf</text:p></office:annotation>placettes</text:span><text:span text:style-name="T38"><office:annotation-end office:name="2"/></text:span></text:p>
      <text:h text:style-name="P39" text:outline-level="2"><text:span text:style-name="T40">Sampling<text:s/></text:span><text:span text:style-name="T41"><office:annotation office:name="3"><dc:creator>Mickael HEDDE</dc:creator><dc:date>2023-06-01T21:17:00</dc:date><text:p text:style-name="Commentaire">dire pourquoi on a utilize une combinaison de methods avant d’enchainer sur la description des pièges et du tri manuel.<text:s/></text:p><text:p text:style-name="Commentaire"/></office:annotation>methods</text:span><text:span text:style-name="T42"><office:annotation-end office:name="3"/></text:span></text:h>
      <text:h text:style-name="P43" text:outline-level="3">Pitfall traps</text:h>
      <text:p text:style-name="P44"><text:span text:style-name="T45">In every plot, six pitfall traps ha</text:span><text:span text:style-name="T46">ve</text:span><text:span text:style-name="T47"><text:s/>been<text:s/></text:span><text:span text:style-name="T48">placed</text:span><text:span text:style-name="T49"><text:s/></text:span><text:span text:style-name="T50">15 m apart in two lines at the edges of the ‘permanent placette’</text:span><text:span text:style-name="T51">. A pitfall trap<text:s/></text:span><text:span text:style-name="T52">wa</text:span><text:span text:style-name="T53">s made of a 125</text:span><text:span text:style-name="T54"><text:s/></text:span><text:span text:style-name="T55">ml plastic pot, buried up to its superior border</text:span><text:span text:style-name="T56"><text:s/>and filled with about</text:span><text:span text:style-name="T57"><text:s/>40</text:span><text:span text:style-name="T58"><text:s/></text:span><text:span text:style-name="T59">ml of vinegar over saturated in salt</text:span><text:span text:style-name="T60">. This solution</text:span><text:span text:style-name="T61"><text:s/>kill</text:span><text:span text:style-name="T62">ed</text:span><text:span text:style-name="T63"><text:s/></text:span><text:span text:style-name="T64">organisms,<text:s/></text:span><text:span text:style-name="T65">avoid</text:span><text:span text:style-name="T66">ed</text:span><text:span text:style-name="T67"><text:s/>consumption<text:s/></text:span><text:span text:style-name="T68">and conserve</text:span><text:span text:style-name="T69">d</text:span><text:span text:style-name="T70"><text:s/>individuals</text:span><text:span text:style-name="T71">.<text:s/></text:span><text:span text:style-name="T72">To limit additional organic matter and water<text:s/></text:span><text:span text:style-name="T73">filling</text:span><text:span text:style-name="T74"><text:s/>by rain</text:span><text:span text:style-name="T75">,<text:s/></text:span><text:span text:style-name="T76">a cap<text:s/></text:span><text:span text:style-name="T77">wa</text:span><text:span text:style-name="T78">s placed 5</text:span><text:span text:style-name="T79"><text:s/></text:span><text:span text:style-name="T80">cm over the pot.</text:span><text:span text:style-name="T81"><text:s/></text:span><text:span text:style-name="T82">The traps</text:span><text:span text:style-name="T83"><text:s/></text:span><text:span text:style-name="T84">were collected 1</text:span><text:span text:style-name="T85"><text:s/>month</text:span><text:span text:style-name="T86"><text:s/>after their setting</text:span><text:span text:style-name="T87">.<text:s/></text:span><text:span text:style-name="T88">Back a</text:span><text:span text:style-name="T89">t the laboratory,<text:s/></text:span><text:span text:style-name="T90">organisms</text:span><text:span text:style-name="T91"><text:s/></text:span><text:span text:style-name="T92">were</text:span><text:span text:style-name="T93"><text:s/></text:span><text:span text:style-name="T94">desalted</text:span><text:span text:style-name="T95"><text:s/>into<text:s/></text:span><text:span text:style-name="T96">tap<text:s/></text:span><text:span text:style-name="T97">water during two days</text:span><text:span text:style-name="T98"><text:s/>and then stored in 98° alcohol.<text:s/></text:span></text:p>
      <text:h text:style-name="P99" text:outline-level="3">Soil hand sorting</text:h>
      <text:p text:style-name="P100"><text:span text:style-name="T101">In every plot,<text:s/></text:span><text:span text:style-name="T102">four</text:span><text:span text:style-name="T103"><text:s/></text:span><text:span text:style-name="T104">soil monoliths<text:s/></text:span><text:span text:style-name="T105">were</text:span><text:span text:style-name="T106"><text:s/>excavated outside the corners of the ‘permanent placette’</text:span><text:span text:style-name="T107">. Before digging, vegetation<text:s/></text:span><text:span text:style-name="T108">was</text:span><text:span text:style-name="T109"><text:s/></text:span><text:span text:style-name="T110">removed and<text:s/></text:span><text:span text:style-name="T111">animals in<text:s/></text:span><text:span text:style-name="T112">plant litter<text:s/></text:span><text:span text:style-name="T113">were</text:span><text:span text:style-name="T114"><text:s/>hand sorted</text:span><text:span text:style-name="T115">.<text:s/></text:span><text:span text:style-name="T116">Soil blocks</text:span><text:span text:style-name="T117"><text:s/></text:span><text:span text:style-name="T118">were</text:span><text:span text:style-name="T119"><text:s/></text:span><text:span text:style-name="T120">25</text:span><text:span text:style-name="T121"><text:s/>x 25</text:span><text:span text:style-name="T122"><text:s/>cm<text:s/></text:span><text:span text:style-name="T123">in surface and</text:span><text:span text:style-name="T124"><text:s/></text:span><text:span text:style-name="T125">up to 20<text:s/></text:span><text:span text:style-name="T126">cm</text:span><text:span text:style-name="T127"><text:s/></text:span><text:span text:style-name="T128">in depth</text:span><text:span text:style-name="T129">. Then,<text:s/></text:span><text:span text:style-name="T130">macrofauna was hand<text:s/></text:span><text:span text:style-name="T131">sort</text:span><text:span text:style-name="T132">ed</text:span><text:span text:style-name="T133"><text:s/></text:span><text:span text:style-name="T134">from soil blocks and stored in 98° alcohol.<text:s/></text:span></text:p>
      <text:h text:style-name="P135" text:outline-level="1">Identification</text:h>
      <text:p text:style-name="P136"><text:span text:style-name="T137"><office:annotation office:name="5"><dc:creator>Mickael HEDDE</dc:creator><dc:date>2023-06-01T21:57:00</dc:date><text:p text:style-name="Commentaire">Il faut donner les clés d’identification</text:p></office:annotation>Lumbricinae,<text:s/></text:span><text:span text:style-name="T138">Carabidae,<text:s/></text:span><text:span text:style-name="T139"><office:annotation office:name="4"><dc:creator>Mickael HEDDE</dc:creator><dc:date>2023-06-01T21:46:00</dc:date><text:p text:style-name="Commentaire">Tu utilizes ces données ??</text:p></office:annotation>Araneae</text:span><text:span text:style-name="T140"><office:annotation-end office:name="4"/></text:span><text:span text:style-name="T141">, Isopoda</text:span><text:span text:style-name="T142"><text:s/>and Diplopoda<text:s/></text:span><text:span text:style-name="T143"><office:annotation-end office:name="5"/></text:span><text:span text:style-name="T144">ha</text:span><text:span text:style-name="T145">ve</text:span><text:span text:style-name="T146"><text:s/>been identified<text:s/></text:span><text:span text:style-name="T147">precisely<text:s/></text:span><text:span text:style-name="T148">to<text:s/></text:span><text:span text:style-name="T149">species<text:s/></text:span><text:span text:style-name="T150">(or at least to genus) by</text:span><text:span text:style-name="T151"><text:s/>specialists<text:s/></text:span><text:span text:style-name="T152">in laboratory<text:s/></text:span><text:span text:style-name="T153">(See<text:s/></text:span><text:span text:style-name="T154"><office:annotation office:name="6"><dc:creator>Mickael HEDDE</dc:creator><dc:date>2023-06-01T21:44:00</dc:date><text:p text:style-name="Commentaire">C’est quoi?</text:p></office:annotation>Appreciation<text:s/></text:span><text:span text:style-name="T155"><office:annotation-end office:name="6"/></text:span><text:span text:style-name="T156">part)</text:span><text:span text:style-name="T157">. It accounts for<text:s/></text:span><text:span text:style-name="T158"><office:annotation office:name="7"><dc:creator>Mickael HEDDE</dc:creator><dc:date>2023-06-01T21:46:00</dc:date><text:p text:style-name="Commentaire">Il faut être précis.<text:s/></text:p><text:p text:style-name="Commentaire">50% des esp identifies, 50% des individus identifies?</text:p></office:annotation>50%</text:span><text:span text:style-name="T159"><office:annotation-end office:name="7"/></text:span><text:span text:style-name="T160"><text:s/>of macro fa</text:span><text:span text:style-name="T161">una diversity in average.</text:span></text:p>
      <text:soft-page-break/>
      <text:p text:style-name="P162"><text:span text:style-name="T163">The<text:s/></text:span><text:span text:style-name="T164">other groups</text:span><text:span text:style-name="T165"><text:s/>ha</text:span><text:span text:style-name="T166">ve</text:span><text:span text:style-name="T167"><text:s/>been<text:s/></text:span><text:span text:style-name="T168">proposed for<text:s/></text:span><text:span text:style-name="T169">identifi</text:span><text:span text:style-name="T170">cation</text:span><text:span text:style-name="T171"><text:s/></text:span><text:span text:style-name="T172">by citizen science through<text:s/></text:span><text:span text:style-name="T173">to the<text:s/></text:span><text:span text:style-name="T174">web-</text:span><text:span text:style-name="T175">application Inaturalist.<text:s/></text:span><text:span text:style-name="T176">All</text:span><text:span text:style-name="T177"><text:s/></text:span><text:span text:style-name="T178">observations can be found here</text:span><text:span text:style-name="T179">:<text:s/></text:span><text:a xlink:href="https://www.inaturalist.org/projects/orchamp_global" office:target-frame-name="_top" xlink:show="replace"><text:span text:style-name="T180">https://www.in</text:span><text:span text:style-name="T181">aturalist.org/projects/orchamp_global</text:span></text:a></text:p>
      <text:p text:style-name="P182"><text:span text:style-name="T183">Individuals were grouped in morphotypes</text:span><text:span text:style-name="T184"><text:s/>in each sample</text:span><text:span text:style-name="T185">. O</text:span><text:span text:style-name="T186">n average<text:s/></text:span><text:span text:style-name="T187">two</text:span><text:span text:style-name="T188"><text:s/>pictures, namely</text:span><text:span text:style-name="T189"><text:s/></text:span><text:span text:style-name="T190">dorsal and ventral<text:s/></text:span><text:span text:style-name="T191">view,</text:span><text:span text:style-name="T192"><text:s/></text:span><text:span text:style-name="T193">have been taken</text:span><text:span text:style-name="T194"><text:s/>for each morphotype</text:span><text:span text:style-name="T195">.</text:span><text:span text:style-name="T196"><text:s/>Photographs of small</text:span><text:span text:style-name="T197"><text:s/></text:span><text:span text:style-name="T198">organisms are<text:s/></text:span><text:span text:style-name="T199">obtained</text:span><text:span text:style-name="T200"><text:s/></text:span><text:span text:style-name="T201">under binocular<text:s/></text:span><text:span text:style-name="T202">magnifier equipped with<text:s/></text:span><text:span text:style-name="T203">a<text:s/></text:span><text:span text:style-name="T204"><office:annotation office:name="8"><dc:creator>Mickael HEDDE</dc:creator><dc:date>2023-06-01T21:53:00</dc:date><text:p text:style-name="Commentaire">C’est quoi ?</text:p><text:p text:style-name="Commentaire">Il faut donner le nom de la camera et de la bino</text:p></office:annotation>Monochroma Camera</text:span><text:span text:style-name="T205"><office:annotation-end office:name="8"/></text:span><text:span text:style-name="T206">. The software Capture V2.4 stacks a live video at different focal distances to get a<text:s/></text:span><text:span text:style-name="T207">stacked</text:span><text:span text:style-name="T208"><text:s/></text:span><text:span text:style-name="T209">photo.<text:s/></text:span><text:span text:style-name="T210">Larger</text:span><text:span text:style-name="T211"><text:s/></text:span><text:span text:style-name="T212">organisms are placed under a Panasonic Lumix 25-600</text:span><text:span text:style-name="T213"><text:s/>at ~30 cm from the device</text:span><text:span text:style-name="T214">.</text:span></text:p>
      <text:p text:style-name="P215"><text:span text:style-name="T216">A unique ID was attributed to each</text:span><text:span text:style-name="T217"><text:s/></text:span><text:span text:style-name="T218">individuals that has been<text:s/></text:span><text:span text:style-name="T219">photograph</text:span><text:span text:style-name="T220">ed</text:span><text:span text:style-name="T221">. The</text:span><text:span text:style-name="T222">n photographs were</text:span><text:span text:style-name="T223"><text:s/>posted on Inaturalist, with<text:s/></text:span><text:span text:style-name="T224">metadat</text:span><text:span text:style-name="T225">a<text:s/></text:span><text:span text:style-name="T226">(</text:span><text:span text:style-name="T227">spatial coordinates</text:span><text:span text:style-name="T228">,<text:s/></text:span><text:span text:style-name="T229">date of sampling</text:span><text:span text:style-name="T230">) and a proposed identification that was<text:s/></text:span><text:span text:style-name="T231">then<text:s/></text:span><text:span text:style-name="T232">challenged and improved by INaturalist participants</text:span><text:span text:style-name="T233">.</text:span><text:span text:style-name="T234"><text:s/>The present dataset<text:s/></text:span><text:span text:style-name="T235">corresponds to an extraction from INaturalist</text:span><text:span text:style-name="T236"><text:s/>on [DATE] and<text:s/></text:span><text:span text:style-name="T237">that was<text:s/></text:span><text:span text:style-name="T238">merged with identification made in the lab</text:span><text:span text:style-name="T239"><text:s/>thanks to the unique ID attributed to each photographs.<text:s/></text:span></text:p>
      <text:h text:style-name="P240" text:outline-level="1"><text:span text:style-name="T241">E</text:span><text:span text:style-name="T242">nvironmental and<text:s/></text:span><text:span text:style-name="T243"><office:annotation office:name="9"><dc:creator>Mickael HEDDE</dc:creator><dc:date>2023-06-01T22:07:00</dc:date><text:p text:style-name="Commentaire">?</text:p></office:annotation>traits<text:s/></text:span><text:span text:style-name="T244"><office:annotation-end office:name="9"/></text:span><text:span text:style-name="T245">data</text:span></text:h>
      <text:h text:style-name="P246" text:outline-level="2">Environmental</text:h>
      <text:p text:style-name="P247"><text:span text:style-name="T248"><office:annotation office:name="10"><dc:creator>Mickael HEDDE</dc:creator><dc:date>2023-06-01T22:07:00</dc:date><text:p text:style-name="Commentaire">Lesquelles. Il faut être plus précis</text:p></office:annotation><office:annotation office:name="15"><dc:creator>Mickael HEDDE</dc:creator><dc:date>2023-06-01T22:11:00</dc:date><text:p text:style-name="Commentaire">trop superficiel alors que c’est le Coeur de ton travail.<text:s/></text:p><text:p text:style-name="Commentaire">Il faut justifier le choix des variables que tu as utilisé</text:p></office:annotation>Environmental measures are partly available at<text:s/></text:span><text:a xlink:href="https://shiny.osug.fr/app/orchamp_download" office:target-frame-name="_top" xlink:show="replace"><text:span text:style-name="T249">https://shiny.osug.fr/app/orchamp_download</text:span></text:a><text:span text:style-name="T250"><office:annotation-end office:name="10"/></text:span><text:span text:style-name="T251">. For<text:s/></text:span><text:span text:style-name="T252"><office:annotation office:name="11"><dc:creator>Mickael HEDDE</dc:creator><dc:date>2023-06-01T22:08:00</dc:date><text:p text:style-name="Commentaire">lesquelles</text:p></office:annotation>the rest of them</text:span><text:span text:style-name="T253"><office:annotation-end office:name="11"/></text:span><text:span text:style-name="T254">, we asked O</text:span><text:span text:style-name="T255">rcham</text:span><text:span text:style-name="T256">p</text:span><text:span text:style-name="T257"><text:s/>Team in order to complete<text:s/></text:span><text:span text:style-name="T258">the</text:span><text:span text:style-name="T259"><text:s/>environmental<text:s/></text:span><text:span text:style-name="T260">factors<text:s/></text:span><text:span text:style-name="T261">data</text:span><text:span text:style-name="T262">base, with all the variables we<text:s/></text:span><text:span text:style-name="T263"><office:annotation office:name="12"><dc:creator>Mickael HEDDE</dc:creator><dc:date>2023-06-01T22:08:00</dc:date><text:p text:style-name="Commentaire">hypothesized</text:p></office:annotation>suspect<text:s/></text:span><text:span text:style-name="T264"><office:annotation-end office:name="12"/></text:span><text:span text:style-name="T265">driving</text:span><text:span text:style-name="T266"><text:s/>in each trophic guild<text:s/></text:span><text:span text:style-name="T267"><office:annotation office:name="13"><dc:creator>Mickael HEDDE</dc:creator><dc:date>2023-06-01T22:09:00</dc:date><text:p text:style-name="Commentaire">?</text:p></office:annotation>trait<text:s/></text:span><text:span text:style-name="T268"><office:annotation-end office:name="13"/></text:span><text:span text:style-name="T269">variance.<text:s/></text:span><text:span text:style-name="T270">The variables<text:s/></text:span><text:span text:style-name="T271"><office:annotation office:name="14"><dc:creator>Mickael HEDDE</dc:creator><dc:date>2023-06-01T22:09:00</dc:date><text:p text:style-name="Commentaire">encore une fois, il faut raconteur une histoire. Donc, tu n’as pas récupéré X variables et gardé Y variables mais tu as sélectionné Y variables pour telle ou telle raison (=&gt; hypotheses)</text:p></office:annotation>kept</text:span><text:span text:style-name="T272"><office:annotation-end office:name="14"/></text:span><text:span text:style-name="T273"><text:s/>for analysis are the following : [METTRE VARIABLES]. You can have access to all protocoles online here : https://orchamp.osug.fr/Protocoles</text:span><text:span text:style-name="T274"><office:annotation-end office:name="15"/></text:span></text:p>
      <text:p text:style-name="P275"><text:span text:style-name="T276">Scales of analysis</text:span></text:p>
      <text:p text:style-name="P277"><text:span text:style-name="T278"><office:annotation office:name="16"><dc:creator>Mickael HEDDE</dc:creator><dc:date>2023-06-01T22:12:00</dc:date><text:p text:style-name="Commentaire">à<text:s/>justifier<text:s/></text:p></office:annotation>S</text:span><text:span text:style-name="T279">patial s</text:span><text:span text:style-name="T280">cales of study targeted was the<text:s/></text:span><text:span text:style-name="T281">sample scale, plot scale, gradient scale, habitat scale and mountain scale.</text:span><text:span text:style-name="T282"><office:annotation-end office:name="16"/></text:span></text:p>
      <text:h text:style-name="P283" text:outline-level="1">Statistical analysis</text:h>
      <text:p text:style-name="P284"><text:span text:style-name="T285"><office:annotation office:name="17"><dc:creator>Mickael HEDDE</dc:creator><dc:date>2023-06-01T22:36:00</dc:date><text:p text:style-name="Commentaire">doit apparaitre dans ton intro</text:p></office:annotation>Additive<text:s/></text:span><text:span text:style-name="T286">Diversity</text:span><text:span text:style-name="T287"><text:s/></text:span><text:span text:style-name="T288">Partitioning</text:span><text:span text:style-name="T289"><office:annotation-end office:name="17"/></text:span></text:p>
      <text:p text:style-name="P290"><text:span text:style-name="T291">W</text:span><text:span text:style-name="T292">e performed a</text:span><text:span text:style-name="T293">n a</text:span><text:span text:style-name="T294">dditive<text:s/></text:span><text:span text:style-name="T295">partitioning</text:span><text:span text:style-name="T296"><text:s/>of species diversity (ref)</text:span><text:span text:style-name="T297"><text:s/></text:span><text:span text:style-name="T298">to quantify differences in species composition at</text:span><text:span text:style-name="T299"><text:s/></text:span><text:span text:style-name="T300">various nested spatial scales.<text:s/></text:span><text:span text:style-name="T301">M</text:span><text:span text:style-name="T302">ean values of<text:s/></text:span><text:span text:style-name="T303">species</text:span><text:span text:style-name="T304"><text:s/>diversity at lower<text:s/></text:span><text:span text:style-name="T305">spatial scale (</text:span><text:span text:style-name="T306">α</text:span><text:span text:style-name="T307"><text:s/>diversity, sample)</text:span><text:span text:style-name="T308"><text:s/>of a sampling hierarchy<text:s/></text:span><text:span text:style-name="T309">(</text:span><text:span text:style-name="T310">β</text:span><text:span text:style-name="T311"><text:s/>diversity between plots,<text:s/></text:span><text:soft-page-break/><text:span text:style-name="T312">gradients, …)<text:s/></text:span><text:span text:style-name="T313">are compared to the total diversity in the entire data set (</text:span><text:span text:style-name="T314">γ</text:span><text:span text:style-name="T315"><text:s/></text:span><text:span text:style-name="T316">diversity</text:span><text:span text:style-name="T317">, Alps+Pyrénnées</text:span><text:span text:style-name="T318">)</text:span><text:span text:style-name="T319">.<text:s/></text:span><text:span text:style-name="T320">[c’est ici qu’il faut que tu décrives tes échelles spatiales]</text:span><text:span text:style-name="T321">.<text:s/></text:span></text:p>
      <text:p text:style-name="P322"><text:span text:style-name="T323">We used the function adipart() from the vegan</text:span><text:span text:style-name="T324"><text:s/>package</text:span><text:span text:style-name="T325"><text:s/>(ref)</text:span><text:span text:style-name="T326">.<text:s/></text:span><text:span text:style-name="T327"><office:annotation office:name="18"><dc:creator>Mickael HEDDE</dc:creator><dc:date>2023-06-01T22:16:00</dc:date><text:p text:style-name="Commentaire">abscons</text:p></office:annotation><office:annotation office:name="19"><dc:creator>Mickael HEDDE</dc:creator><dc:date>2023-06-01T22:16:00</dc:date><text:p text:style-name="Commentaire">un M&amp;M doit permetrre à qqn de pouvoir refaire exactement la même analyse et d’obtenir les mêmes résultats. Ce n’est pas le cas ici, car moi-même je ne comprends pas le vocabulaire que tu utilizes si ce que tu as fait.</text:p><text:p text:style-name="Commentaire">Stp, inspire-toi d’articles qui utilisent cette méthode pour écrire cette partie.</text:p></office:annotation>We inquired the community database and a level sampling hierarchy database</text:span><text:span text:style-name="T328"><office:annotation-end office:name="18"/></text:span><text:span text:style-name="T329">. We also asked 3 diversity index to compute together, the argument ‘prop’ for weighting by abundance, and performed 150 simulations.</text:span><text:span text:style-name="T330"><office:annotation-end office:name="19"/></text:span></text:p>
      <text:p text:style-name="P331"><text:span text:style-name="T332"><office:annotation office:name="20"><dc:creator>Mickael HEDDE</dc:creator><dc:date>2023-06-01T22:19:00</dc:date><text:p text:style-name="Commentaire">idem</text:p></office:annotation><office:annotation office:name="21"><dc:creator>Mickael HEDDE</dc:creator><dc:date>2023-06-01T22:38:00</dc:date><text:p text:style-name="Commentaire">à<text:s/>réécrire pour le<text:s/>render<text:s/>plus clair</text:p></office:annotation>Then,<text:s/></text:span><text:span text:style-name="T333">w</text:span><text:span text:style-name="T334">e performed</text:span><text:span text:style-name="T335"><text:s/>a hierarchical null model with the function hiersimu() from the package vegan. The results informed about which beta diversity scale is different from a null model where species<text:s/></text:span><text:span text:style-name="T336">are randomly distributed. We inquired the same data bases as additi</text:span><text:span text:style-name="T337">ve variance partitioning. Other arguments was by default and we performed 150 simulations.</text:span><text:span text:style-name="T338"><office:annotation-end office:name="20"/></text:span><text:span text:style-name="T339"><office:annotation-end office:name="21"/></text:span></text:p>
      <text:h text:style-name="P340" text:outline-level="2"><text:span text:style-name="T341"><office:annotation office:name="22"><dc:creator>Mickael HEDDE</dc:creator><dc:date>2023-06-01T22:23:00</dc:date><text:p text:style-name="Commentaire">c’est quoi ? Ca sert à quoi?<text:s/></text:p><text:p text:style-name="Commentaire">Il faut expliquer !</text:p></office:annotation>Global Dissimilarity Model (GDM)</text:span><text:span text:style-name="T342"><office:annotation-end office:name="22"/></text:span></text:h>
      <text:p text:style-name="P343"><text:span text:style-name="T344"><office:annotation office:name="23"><dc:creator>Mickael HEDDE</dc:creator><dc:date>2023-06-01T22:19:00</dc:date><text:p text:style-name="Commentaire">pas définies avant. On ne sait pas comment tu les as construites</text:p></office:annotation>For the four trophic guild</text:span><text:span text:style-name="T345"><office:annotation-end office:name="23"/></text:span><text:span text:style-name="T346">, we have created a<text:s/></text:span><text:span text:style-name="T347">Bray-Curtis<text:s/></text:span><text:span text:style-name="T348">dissimilarity matrix between sample</text:span><text:span text:style-name="T349">s</text:span><text:span text:style-name="T350">,<text:s/></text:span><text:span text:style-name="T351">between<text:s/></text:span><text:span text:style-name="T352">plot</text:span><text:span text:style-name="T353">s and between</text:span><text:span text:style-name="T354"><text:s/>gradient</text:span><text:span text:style-name="T355">s, using<text:s/></text:span><text:span text:style-name="T356">the function vegdist() from the package vegan.<text:s/></text:span></text:p>
      <text:p text:style-name="P357"><text:span text:style-name="T358"><office:annotation office:name="24"><dc:creator>Mickael HEDDE</dc:creator><dc:date>2023-06-01T22:21:00</dc:date><text:p text:style-name="Commentaire">quelle est le statut de cette matrice, à quoi va-t-elle servir?</text:p><text:p text:style-name="Commentaire">Il faut macher le travail de ton relecteur pour qu’il n’ait pas l’impression d’être perdu toutes les 15 lignes</text:p></office:annotation>Then, we created a dissimilarity matrix for plant species, to compare with the fauna community matrix, also with vegdist. The distance used was also Bray-Curtis<text:s/></text:span><text:span text:style-name="T359">distance.</text:span><text:span text:style-name="T360"><office:annotation-end office:name="24"/></text:span></text:p>
      <text:p text:style-name="P361">We also took into account the environmental variables. Then we created an object with the function formatsitepair() (from gdm packages). We inquired the community matrix, the distance used, the environmental data, the plant dissimilarity matrix and precised geographic coordinates column. Finally, we performed a GDM on this object, with the function gdm(), from ‘gdm’ package. We precised geo=TRUE to include geographic distance between plots.</text:p>
      <text:p text:style-name="P362">For every GDM performed, we tested the significativity of Predictors thanks to the function gdm.crossvalidation. We decided to take the top three variables playing a role in targeted dissimilarity. For studied scales, we refered to our Variance Partitioning results and the data available (see : Results – Variance Partitioning.). We then extracted predictors and associated coefficients for each trophic guild. Finally, we extracted from the gdm function the observed dissimilarity of the community, in relation with the predicted ecological distance. We compared these<text:s/>relationships between trophic guilds for a fixed observation level.</text:p>
      <text:p text:style-name="P363"><text:span text:style-name="T364"><office:annotation office:name="25"><dc:creator>Mickael HEDDE</dc:creator><dc:date>2023-06-01T22:13:00</dc:date><text:p text:style-name="Commentaire">à<text:s/>mettre<text:s/>à<text:s/>la fin de la partie<text:s/>“analyses stat”</text:p></office:annotation>All the analys</text:span><text:span text:style-name="T365">e</text:span><text:span text:style-name="T366">s w</text:span><text:span text:style-name="T367">ere</text:span><text:span text:style-name="T368"><text:s/>performed on RStudio version 4.2.3.1. Scripts, data and figures<text:s/></text:span><text:span text:style-name="T369">are available</text:span><text:span text:style-name="T370"><text:s/></text:span><text:span text:style-name="T371">at</text:span><text:span text:style-name="T372"><text:s/></text:span><office:annotation office:name="26"><dc:creator>Mickael HEDDE</dc:creator><dc:date>2023-06-01T22:14:00</dc:date><text:p text:style-name="Commentaire">il faudra qu’il soit ‘propre’</text:p></office:annotation><text:a xlink:href="https://github.com/Aurelien-Navarro/Macrofauna" office:target-frame-name="_top" xlink:show="replace"><text:span text:style-name="T373">https://github.com/Aurelien-Navarro/Macrofauna</text:span></text:a><text:span text:style-name="T374"><office:annotation-end office:name="25"/></text:span><text:span text:style-name="T375"><office:annotation-end office:name="26"/></text:span></text:p>
      <text:p text:style-name="P376"/>
      <text:p text:style-name="P3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kael HEDDE</dc:creator>
    <meta:creation-date>2023-05-02T14:57:00Z</meta:creation-date>
    <dc:date>2023-06-01T20:39:00Z</dc:date>
    <meta:template xlink:href="Normal.dotm" xlink:type="simple"/>
    <meta:editing-cycles>22</meta:editing-cycles>
    <meta:editing-duration>PT24960S</meta:editing-duration>
    <meta:document-statistic meta:page-count="4" meta:paragraph-count="20" meta:word-count="1580" meta:character-count="10250" meta:row-count="72" meta:non-whitespace-character-count="8690"/>
  </office:meta>
</office:document-meta>
</file>